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variant="normal" fo:text-transform="none" fo:color="#000000" style:font-name="Times New Roman1" fo:font-size="14pt" fo:letter-spacing="normal" fo:font-style="normal" fo:font-weight="bold"/>
    </style:style>
    <style:style style:name="P3" style:family="paragraph" style:parent-style-name="Text_20_body" style:list-style-name="L1">
      <style:paragraph-properties fo:margin-top="0in" fo:margin-bottom="0in" fo:background-color="transparent" style:writing-mode="lr-tb">
        <style:background-image/>
      </style:paragraph-properties>
    </style:style>
    <style:style style:name="P4" style:family="paragraph" style:parent-style-name="Text_20_body" style:list-style-name="L2">
      <style:paragraph-properties fo:margin-top="0in" fo:margin-bottom="0in" fo:background-color="transparent" style:writing-mode="lr-tb">
        <style:background-image/>
      </style:paragraph-properties>
    </style:style>
    <style:style style:name="P5" style:family="paragraph" style:parent-style-name="Heading_20_2">
      <style:text-properties fo:font-variant="normal" fo:text-transform="none" fo:color="#000000" style:text-line-through-style="none" style:font-name="Arial1" fo:font-size="14.25pt" fo:letter-spacing="normal" fo:font-style="normal" style:text-underline-style="none" fo:font-weight="bold" style:text-blinking="false" fo:background-color="transparent"/>
    </style:style>
    <style:style style:name="P6" style:family="paragraph" style:parent-style-name="Heading_20_3">
      <style:paragraph-properties style:writing-mode="lr-tb"/>
      <style:text-properties fo:font-variant="normal" fo:text-transform="none" fo:color="#666666" style:text-line-through-style="none" style:font-name="Arial1" fo:font-size="12pt" fo:letter-spacing="normal" fo:font-style="normal" style:text-underline-style="none" fo:font-weight="bold" style:text-blinking="false" fo:background-color="transparen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text-line-through-style="none" style:font-name="Arial1" fo:font-size="12pt" style:text-underline-style="none" fo:font-weight="normal" style:text-blinking="false" fo:background-color="transparent"/>
    </style:style>
    <style:style style:name="T5" style:family="text">
      <style:text-properties fo:font-variant="normal" fo:text-transform="none" fo:color="#1155cc" style:text-line-through-style="none" style:font-name="Arial1" fo:font-size="12pt" fo:letter-spacing="normal" fo:font-style="normal" style:text-underline-style="solid" style:text-underline-width="auto" style:text-underline-color="font-color" fo:font-weight="normal" style:text-blinking="false" fo:background-color="transparent"/>
    </style:style>
    <style:style style:name="T6" style:family="text">
      <style:text-properties fo:font-variant="normal" fo:text-transform="none" fo:color="#000000" style:text-line-through-style="none" style:font-name="Arial1" fo:font-size="14.25pt" fo:letter-spacing="normal" fo:font-style="normal" style:text-underline-style="none" fo:font-weight="bold" style:text-blinking="false" fo:background-color="transparen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text:bookmark text:name="internal-source-marker_0.2533228537067771"/>Ingredientes de un Ingeniero Perfecto</text:h>
      <text:h text:style-name="P6" text:outline-level="3">Leo Picado, Ética y Profesionalismo </text:h>
      <text:p text:style-name="P2"><text:line-break/><text:span text:style-name="T4">El proceso de reclutamiento utilizado por empresas de tecnología en nuestro país no funciona, los anuncios de compañías buscando talento no son otra cosa que una extensa lista de tecnologias, palabras de moda e intangibles erróneamente delimitados. Un Ingeniero Perfecto no se encuentra al pedir “80% de inglés” o “Back end integration knowledge”, no el Ingeniero Perfecto es una rara mezcla de características que rara vez se pueden detectar en 45 minutos con un entrevistado. Una mezcla que consiste en proactividad, pasión, creatividad, humildad, inteligencia, ambición, desprendimiento, madurez y habilidad técnica.</text:span><text:line-break/><text:line-break/><text:span text:style-name="T4">Proactividad, si el sistema se cae, si no hay internet, si se fue la luz, si es feriado para el cliente y “no hay trabajo”, el Ingeniero Perfecto no se queda sentado, ya sea saca un libro o piensa en ese método que vio por encima el otro dia pensando en la oportunidad de refactorizar.</text:span><text:line-break/><text:line-break/><text:span text:style-name="T4">Pasion, todos hemos sido parte de aquel juego de “si te dieran un millon de dolares y no tuvieras que trabajar, que harias?” El ingeniero perfecto responderá, sin titubear, que haría lo mismo que hace ahora, porque tiene amor y pasión por su profesión, su trabajo no es coincidencia, es elección.</text:span><text:line-break/><text:line-break/><text:span text:style-name="T4">Creatividad aunque los ingenieros son racionales, metódicos y muchas veces predecibles, el Ingeniero Perfecto tiene la dosis necesaria de creatividad para transformar un código complicado en una elegante solución, un posible problema en una oportunidad para mejorar.</text:span><text:line-break/><text:line-break/><text:span text:style-name="T4">Humildad nadie quiere estar alrededor de un pretencioso sabelotodo, el Ingeniero Perfecto sabe que tiene que bajar la cabeza cuando se equivoca o admitir sin ponerse rojo que no sabe algo, aunque sea el Ingeniero Perfecto, no hay nadie perfecto.</text:span><text:line-break/><text:span text:style-name="T4">Inteligencia, yo quiero aprender del Ingeniero Perfecto, quiero que sea más inteligente que yo y que pueda aprender de él.</text:span><text:line-break/><text:line-break/><text:span text:style-name="T4">Ambición, no buscamos un serrucha pisos, buscamos un desarrollador que quiera aprender más y no sea conformista, que busque aprender mas de su empresa, su lenguaje de preferencia. Puntos extra si alguna vez leyó “The Pragmatic Programmer”, “Just Ship It”, “Code Complete” o cualquier otro libro de programación que no sea un recetario.</text:span><text:line-break/><text:line-break/><text:span text:style-name="T4">Desprendimiento un Ingeniero Perfecto busca que todo su equipo, todos los que lo rodean compartan su ambición y crezcan con el.</text:span><text:line-break/><text:line-break/><text:span text:style-name="T4">Madurez es probablemente la cualidad más importante del Ingeniero Perfecto, madurez en todo lo que hace, desde cómo saluda a la gente, a cómo se maneja en una reunión, hasta cómo recibe críticas sobre su trabajo, en fin una persona madura, en todo el sentido de la palabra.</text:span><text:line-break/><text:line-break/><text:soft-page-break/><text:span text:style-name="T4">Habilidad técnica, probablemente una de las características más difíciles de medir en una entrevista, el Ingeniero Perfecto combina su inteligencia con su creatividad para evolucionar diariamente su habilidad técnica.</text:span><text:line-break/><text:line-break/><text:span text:style-name="T4">Ciertamente la lista de habilidades que se han descrito acá le llega como anillo al dedo al 5% o 10% de los desarrolladores a nivel mundial, considerados como rockstars, experts o ninjas, sin embargo todos podríamos aprender de ese 5% y alcanzar nuestro máximo potencial.</text:span><text:line-break/><text:line-break/><text:line-break/><text:span text:style-name="T4">Fuentes:</text:span></text:p>
      <text:list xml:id="list1299487611" text:style-name="L2">
        <text:list-item>
          <text:p text:style-name="P4"><text:a xlink:type="simple" xlink:href="http://www.kitchensoap.com/2012/10/25/on-being-a-senior-engineer/"><text:span text:style-name="T5">http://www.kitchensoap.com/2012/10/25/on-being-a-senior-engineer/</text:span></text:a></text:p>
        </text:list-item>
        <text:list-item>
          <text:p text:style-name="P4"><text:a xlink:type="simple" xlink:href="http://benlakey.com/2012/07/01/hire-great-developers/"><text:span text:style-name="T5">http://benlakey.com/2012/07/01/hire-great-developers/</text:span></text:a></text:p>
        </text:list-item>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Lohit Hindi1" svg:font-family="'Lohit Hind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 Picado</meta:initial-creator>
    <meta:creation-date>2013-02-01T15:01:54</meta:creation-date>
    <dc:date>2013-02-24T15:48:09</dc:date>
    <dc:creator>Leo Picado</dc:creator>
    <meta:editing-duration>PT3H3M27S</meta:editing-duration>
    <meta:editing-cycles>37</meta:editing-cycles>
    <meta:generator>LibreOffice/3.5$Linux_X86_64 LibreOffice_project/350m1$Build-2</meta:generator>
    <meta:document-statistic meta:table-count="0" meta:image-count="0" meta:object-count="0" meta:page-count="2" meta:paragraph-count="6" meta:word-count="505" meta:character-count="3281" meta:non-whitespace-character-count="2769"/>
  </office:meta>
</office:document-meta>
</file>